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fo:language="es" fo:country="ES"/>
    </style:style>
    <style:style style:name="P2" style:family="paragraph" style:parent-style-name="Text_20_body">
      <style:text-properties fo:language="es" fo:country="ES" officeooo:rsid="00007fae" officeooo:paragraph-rsid="00007fae"/>
    </style:style>
    <style:style style:name="P3" style:family="paragraph" style:parent-style-name="Heading_20_1">
      <style:text-properties fo:language="es" fo:country="ES" officeooo:rsid="00007fae" officeooo:paragraph-rsid="00007fae"/>
    </style:style>
    <style:style style:name="P4" style:family="paragraph" style:parent-style-name="Text_20_body">
      <style:text-properties fo:language="es" fo:country="ES" officeooo:rsid="00007fae" officeooo:paragraph-rsid="00037e1d"/>
    </style:style>
    <style:style style:name="P5" style:family="paragraph" style:parent-style-name="Text_20_body">
      <style:text-properties fo:language="es" fo:country="ES" officeooo:rsid="00041544" officeooo:paragraph-rsid="00041544"/>
    </style:style>
    <style:style style:name="P6" style:family="paragraph" style:parent-style-name="Text_20_body" style:list-style-name="L1">
      <style:text-properties fo:language="es" fo:country="ES" officeooo:rsid="00041544" officeooo:paragraph-rsid="00041544"/>
    </style:style>
    <style:style style:name="T1" style:family="text">
      <style:text-properties officeooo:rsid="000184e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C1. Desenvolupament d'una web</text:p>
      <text:h text:style-name="P3" text:outline-level="1">Introducción</text:h>
      <text:p text:style-name="P2">Se ha desarrollado la web como un punto de información turística de la isla de Mallorca, con poblaciones de la isla y descripciones de los lugares interesantes a visitar en cada punto. <text:span text:style-name="T1">La web se ha hecho pensando en el mobile-first.</text:span></text:p>
      <text:p text:style-name="P4">Para cumplir con el requisito de que tenía que tener cierto nivel de interacción javascript, se ha creado un menú responsive en todas las páginas para poder acceder al resto de manera fácil y rápida. </text:p>
      <text:p text:style-name="P4"><text:span text:style-name="T1">Para el objetivo de la dependencia externa instalada a través de npm se ha elegido el componente slick-carousel, ya que sería útil en la página de portada y de los detalles para mostrar múltiples imágenes en un mismo componente. Otra opción hubiese sido instalar algún componente para integrar videos de youtube de otra manera que no fuese mediante un iframe.</text:span></text:p>
      <text:p text:style-name="P5">En el tema de accesibilidad el esquema de colores de la página se ha elegido un esquema neutro de escala de grises, nada llamativo, pero agradable a la vista. También se ha aumentado el tamaño de la fuente a 20px para hacerlo más visible a las personas mayores sin pasarse de grande.</text:p>
      <text:p text:style-name="P5">El resto de la documentación irá explicando las decisiones de desarrollo por páginas.</text:p>
      <text:p text:style-name="P5">Para acabar adjunto el enlace al repositorio y a la página de Netifly:</text:p>
      <text:list xml:id="list4075615985" text:style-name="L1">
        <text:list-item>
          <text:p text:style-name="P6"><text:a xlink:type="simple" xlink:href="https://github.com/kuraudo/hhyc" text:style-name="Internet_20_link" text:visited-style-name="Visited_20_Internet_20_Link">https://github.com/kuraudo/hhyc</text:a></text:p>
        </text:list-item>
        <text:list-item>
          <text:p text:style-name="P6"/>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21-11-09T17:47:50.634000000</dc:date>
    <meta:editing-duration>PT14M23S</meta:editing-duration>
    <meta:editing-cycles>3</meta:editing-cycles>
    <meta:document-statistic meta:table-count="0" meta:image-count="0" meta:object-count="0" meta:page-count="1" meta:paragraph-count="10" meta:word-count="222" meta:character-count="1305" meta:non-whitespace-character-count="1093"/>
  </office:meta>
</office:document-meta>
</file>